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F000000EB96333116.png" manifest:media-type="image/png"/>
  <manifest:file-entry manifest:full-path="Pictures/100000000000032F00000129990437E8.png" manifest:media-type="image/png"/>
  <manifest:file-entry manifest:full-path="Pictures/1000000000000297000000FD23F64743.png" manifest:media-type="image/png"/>
  <manifest:file-entry manifest:full-path="Pictures/10000000000002E000000068BF3ED747.png" manifest:media-type="image/png"/>
  <manifest:file-entry manifest:full-path="Pictures/100000000000022F000000C31C51967F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1E8000000BF7DCCB383.png" manifest:media-type="image/png"/>
  <manifest:file-entry manifest:full-path="Pictures/10000000000002270000008CDAD338C9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132000000E18C5C115B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0EF0000009C48024B03.png" manifest:media-type="image/png"/>
  <manifest:file-entry manifest:full-path="Pictures/1000000000000204000000CA6064AA7B.png" manifest:media-type="image/png"/>
  <manifest:file-entry manifest:full-path="Pictures/100000000000013B000000CD6C4CDC96.png" manifest:media-type="image/png"/>
  <manifest:file-entry manifest:full-path="Pictures/100000000000016A000000ABBAB39106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20100000230000000A087BA5D35.png" manifest:media-type="image/png"/>
  <manifest:file-entry manifest:full-path="Pictures/10000000000000F00000011AC1F63BE6.png" manifest:media-type="image/png"/>
  <manifest:file-entry manifest:full-path="Pictures/10000201000003AF000002127B08A620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ff0000" draw:marker-end="" draw:marker-end-width="0.15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:integer</text:span></text:p>
            <text:p text:style-name="P11"><text:span text:style-name="T16">Team2_id:integer</text:span></text:p>
            <text:p text:style-name="P11"><text:span text:style-name="T16">MatchDate:date</text:span></text:p>
            <text:p text:style-name="P11"><text:span text:style-name="T16">Score1:integer</text:span></text:p>
            <text:p text:style-name="P11"><text:span text:style-name="T16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Rails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</text:span><text:span text:style-name="T14">index.html.erb</text:span><text:span text:style-name="T7">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1"><text:span text:style-name="T7">Now we can add a simple Angular app, integrated into our Rails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14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</text:span><text:span text:style-name="T14">fifa.coffee</text:span><text:span text:style-name="T7">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Angula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954cm" svg:x2="12.954cm" svg:y2="12.954cm">
          <text:p/>
        </draw:line>
        <draw:line draw:style-name="gr7" draw:text-style-name="P4" draw:layer="layout" svg:x1="3.81cm" svg:y1="13.97cm" svg:x2="17.018cm" svg:y2="13.97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Angular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514cm" svg:height="6.905cm" svg:x="2.54cm" svg:y="10.16cm">
          <draw:image xlink:href="Pictures/10000000000001D90000010540B69594.png" xlink:type="simple" xlink:show="embed" xlink:actuate="onLoad">
            <text:p/>
          </draw:image>
        </draw:frame>
        <draw:line draw:style-name="gr8" draw:text-style-name="P4" draw:layer="layout" svg:x1="4.318cm" svg:y1="14.324cm" svg:x2="11.176cm" svg:y2="14.324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5.071cm" presentation:class="subtitle" presentation:user-transformed="true">
          <draw:text-box>
            <text:p text:style-name="P11"><text:span text:style-name="T7">Add </text:span><text:span text:style-name="T14">angular-route.js</text:span><text:span text:style-name="T7"> and configure Angular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7.541cm" svg:height="6.693cm" svg:x="2.54cm" svg:y="13.627cm">
          <draw:image xlink:href="Pictures/1000000000000297000000FD23F64743.png" xlink:type="simple" xlink:show="embed" xlink:actuate="onLoad">
            <text:p/>
          </draw:image>
        </draw:frame>
        <draw:frame draw:style-name="gr1" draw:text-style-name="P4" draw:layer="layout" svg:width="6.323cm" svg:height="4.127cm" svg:x="5.08cm" svg:y="8.573cm">
          <draw:image xlink:href="Pictures/10000000000000EF0000009C48024B03.png" xlink:type="simple" xlink:show="embed" xlink:actuate="onLoad">
            <text:p/>
          </draw:image>
        </draw:frame>
        <draw:line draw:style-name="gr7" draw:text-style-name="P4" draw:layer="layout" svg:x1="3.81cm" svg:y1="18.342cm" svg:x2="11.43cm" svg:y2="18.342cm">
          <text:p/>
        </draw:line>
        <draw:line draw:style-name="gr7" draw:text-style-name="P4" draw:layer="layout" svg:x1="4.318cm" svg:y1="18.896cm" svg:x2="7.874cm" svg:y2="18.896cm">
          <text:p/>
        </draw:line>
        <draw:line draw:style-name="gr7" draw:text-style-name="P4" draw:layer="layout" svg:x1="4.826cm" svg:y1="19.404cm" svg:x2="19.812cm" svg:y2="19.404cm">
          <text:p/>
        </draw:line>
        <draw:line draw:style-name="gr7" draw:text-style-name="P4" draw:layer="layout" svg:x1="11.43cm" svg:y1="16.002cm" svg:x2="13.716cm" svg:y2="16.002cm">
          <text:p/>
        </draw:line>
        <draw:line draw:style-name="gr9" draw:text-style-name="P4" draw:layer="layout" svg:x1="7.62cm" svg:y1="11.684cm" svg:x2="9.652cm" svg:y2="11.684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4.507cm" presentation:class="subtitle" presentation:user-transformed="true">
          <draw:text-box>
            <text:p text:style-name="P11"><text:span text:style-name="T7">One more item in order to successfully mix Rails with Angular: Edit the Rails manifest file for javascript assets (</text:span><text:span text:style-name="T14">app/javascripts/application.js</text:span><text:span text:style-name="T7">) to add </text:span><text:span text:style-name="T14">fifa.js</text:span><text:span text:style-name="T7">, </text:span><text:span text:style-name="T14">angular.js</text:span><text:span text:style-name="T7"> and </text:span><text:span text:style-name="T14">angular-route.js</text:span><text:span text:style-name="T17">, and remove</text:span><text:span text:style-name="T14"> 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577cm" svg:height="4.523cm" svg:x="4.901cm" svg:y="12.7cm">
          <draw:image xlink:href="Pictures/100000000000016A000000ABBAB39106.png" xlink:type="simple" xlink:show="embed" xlink:actuate="onLoad">
            <text:p/>
          </draw:image>
        </draw:frame>
        <draw:line draw:style-name="gr7" draw:text-style-name="P4" draw:layer="layout" svg:x1="5.842cm" svg:y1="15.394cm" svg:x2="10.414cm" svg:y2="15.394cm">
          <text:p/>
        </draw:line>
        <draw:line draw:style-name="gr7" draw:text-style-name="P4" draw:layer="layout" svg:x1="5.842cm" svg:y1="15.902cm" svg:x2="11.938cm" svg:y2="15.902cm">
          <text:p/>
        </draw:line>
        <draw:line draw:style-name="gr7" draw:text-style-name="P4" draw:layer="layout" svg:x1="5.842cm" svg:y1="16.356cm" svg:x2="9.652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Angular app running inside a Rails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0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2.7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08cm" presentation:class="subtitle" presentation:user-transformed="true">
          <draw:text-box>
            <text:p text:style-name="P11"><text:span text:style-name="T7">Now for the showdown! We'll start with </text:span><text:span text:style-name="T14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Angular </text:span><text:span text:style-name="T14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666cm" presentation:class="subtitle" presentation:user-transformed="true">
          <draw:text-box>
            <text:p text:style-name="P11"><text:span text:style-name="T7">Add the </text:span><text:span text:style-name="T14">$resource</text:span><text:span text:style-name="T7"> service. We also need to add a *** called </text:span><text:span text:style-name="T14">ng-rails-csrf</text:span><text:span text:style-name="T7">. This will allow Angular to send and receive RESTful data through the Rails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7.5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line draw:style-name="gr7" draw:text-style-name="P4" draw:layer="layout" svg:x1="3.81cm" svg:y1="13.454cm" svg:x2="9.906cm" svg:y2="13.454cm">
          <text:p/>
        </draw:line>
        <draw:line draw:style-name="gr7" draw:text-style-name="P4" draw:layer="layout" svg:x1="3.81cm" svg:y1="13.962cm" svg:x2="10.668cm" svg:y2="13.962cm">
          <text:p/>
        </draw:line>
        <draw:line draw:style-name="gr7" draw:text-style-name="P4" draw:layer="layout" svg:x1="18.034cm" svg:y1="13.77cm" svg:x2="20.574cm" svg:y2="13.77cm">
          <text:p/>
        </draw:line>
        <draw:line draw:style-name="gr7" draw:text-style-name="P4" draw:layer="layout" svg:x1="18.034cm" svg:y1="16.277cm" svg:x2="19.812cm" svg:y2="16.277cm">
          <text:p/>
        </draw:line>
        <draw:line draw:style-name="gr7" draw:text-style-name="P4" draw:layer="layout" svg:x1="14.478cm" svg:y1="19.812cm" svg:x2="17.272cm" svg:y2="19.812cm">
          <text:p/>
        </draw:line>
        <draw:line draw:style-name="gr7" draw:text-style-name="P4" draw:layer="layout" svg:x1="17.78cm" svg:y1="19.812cm" svg:x2="21.336cm" svg:y2="19.812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a Teams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5T13:07:09.463224736</dc:date>
    <dc:creator>John Schmidt</dc:creator>
    <meta:editing-duration>PT17H6M9S</meta:editing-duration>
    <meta:editing-cycles>116</meta:editing-cycles>
    <meta:generator>LibreOffice/4.2.4.2$Linux_X86_64 LibreOffice_project/420m0$Build-2</meta:generator>
    <meta:document-statistic meta:object-count="312"/>
  </office:meta>
</office:document-meta>
</file>